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80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2972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e6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21"/>
    <style:style style:name="ce9" style:family="table-cell" style:parent-style-name="Default" style:data-style-name="N117"/>
    <style:style style:name="ce10" style:family="table-cell" style:parent-style-name="Default" style:data-style-name="N119">
      <style:table-cell-properties fo:background-color="#e6ff00"/>
    </style:style>
    <style:style style:name="ce11" style:family="table-cell" style:parent-style-name="Default" style:data-style-name="N118">
      <style:table-cell-properties fo:background-color="#e6ff00"/>
    </style:style>
    <style:style style:name="ce12" style:family="table-cell" style:parent-style-name="Default" style:data-style-name="N120"/>
    <style:style style:name="ce13" style:family="table-cell" style:parent-style-name="Default" style:data-style-name="N119"/>
    <style:style style:name="ce14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apacitor Lab mode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INSTRUCTIONS: Enter your test values in the YELLOW fields, subject to the min/max range.</text:p>
          </table:table-cell>
          <table:table-cell table:style-name="ce5"/>
          <table:table-cell table:style-name="ce6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>
            <text:p>Constant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symbol</text:p>
          </table:table-cell>
          <table:table-cell table:style-name="ce4" office:value-type="string">
            <text:p>definition</text:p>
          </table:table-cell>
          <table:table-cell table:style-name="ce4" office:value-type="string">
            <text:p>units</text:p>
          </table:table-cell>
          <table:table-cell table:style-name="ce7" office:value-type="string">
            <text:p>value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epsilon_0</text:p>
          </table:table-cell>
          <table:table-cell office:value-type="string">
            <text:p>vacuum permittivity</text:p>
          </table:table-cell>
          <table:table-cell office:value-type="string">
            <text:p>Farads/meter</text:p>
          </table:table-cell>
          <table:table-cell office:value-type="float" office:value="0.000000000008854">
            <text:p>8.854E-012</text:p>
          </table:table-cell>
          <table:table-cell table:number-columns-repeated="1019"/>
        </table:table-row>
        <table:table-row table:style-name="ro2">
          <table:table-cell office:value-type="string">
            <text:p>epsilon_a</text:p>
          </table:table-cell>
          <table:table-cell office:value-type="string">
            <text:p>dielectric constant of air</text:p>
          </table:table-cell>
          <table:table-cell office:value-type="string">
            <text:p>dimensionless</text:p>
          </table:table-cell>
          <table:table-cell table:style-name="ce9" office:value-type="float" office:value="1.00058986">
            <text:p>1.0005898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>
            <text:p>User Settings</text:p>
          </table:table-cell>
          <table:table-cell table:style-name="ce3" table:number-columns-repeated="1022"/>
        </table:table-row>
        <table:table-row table:style-name="ro2">
          <table:table-cell table:style-name="ce4" office:value-type="string">
            <text:p>symbol</text:p>
          </table:table-cell>
          <table:table-cell table:style-name="ce4" office:value-type="string">
            <text:p>definition</text:p>
          </table:table-cell>
          <table:table-cell table:style-name="ce4" office:value-type="string">
            <text:p>units</text:p>
          </table:table-cell>
          <table:table-cell table:style-name="ce7" office:value-type="string">
            <text:p>test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"/>
          <table:table-cell table:style-name="ce4" table:number-columns-repeated="1015"/>
        </table:table-row>
        <table:table-row table:style-name="ro2">
          <table:table-cell office:value-type="string">
            <text:p>V</text:p>
          </table:table-cell>
          <table:table-cell office:value-type="string">
            <text:p>battery voltage</text:p>
          </table:table-cell>
          <table:table-cell office:value-type="string">
            <text:p>volts</text:p>
          </table:table-cell>
          <table:table-cell table:style-name="ce10" office:value-type="float" office:value="1">
            <text:p>1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10">
            <text:p>10.0</text:p>
          </table:table-cell>
          <table:table-cell table:number-columns-repeated="1017"/>
        </table:table-row>
        <table:table-row table:style-name="ro2">
          <table:table-cell office:value-type="string">
            <text:p>L</text:p>
          </table:table-cell>
          <table:table-cell office:value-type="string">
            <text:p>plate side length</text:p>
          </table:table-cell>
          <table:table-cell office:value-type="string">
            <text:p>meters</text:p>
          </table:table-cell>
          <table:table-cell table:style-name="ce11" office:value-type="float" office:value="0.02">
            <text:p>0.020</text:p>
          </table:table-cell>
          <table:table-cell table:style-name="ce14" office:value-type="float" office:value="0.01">
            <text:p>0.010</text:p>
          </table:table-cell>
          <table:table-cell table:style-name="ce14" office:value-type="float" office:value="0.02">
            <text:p>0.020</text:p>
          </table:table-cell>
          <table:table-cell table:number-columns-repeated="1017"/>
        </table:table-row>
        <table:table-row table:style-name="ro2">
          <table:table-cell office:value-type="string">
            <text:p>d</text:p>
          </table:table-cell>
          <table:table-cell office:value-type="string">
            <text:p>plate separation</text:p>
          </table:table-cell>
          <table:table-cell office:value-type="string">
            <text:p>meters</text:p>
          </table:table-cell>
          <table:table-cell table:style-name="ce11" office:value-type="float" office:value="0.005">
            <text:p>0.00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0.01">
            <text:p>0.010</text:p>
          </table:table-cell>
          <table:table-cell table:number-columns-repeated="1017"/>
        </table:table-row>
        <table:table-row table:style-name="ro2">
          <table:table-cell office:value-type="string">
            <text:p>offset</text:p>
          </table:table-cell>
          <table:table-cell office:value-type="string">
            <text:p>how far dielectric is pull out</text:p>
          </table:table-cell>
          <table:table-cell office:value-type="string">
            <text:p>meters</text:p>
          </table:table-cell>
          <table:table-cell table:style-name="ce11" office:value-type="float" office:value="0">
            <text:p>0.000</text:p>
          </table:table-cell>
          <table:table-cell table:style-name="ce14" office:value-type="float" office:value="0">
            <text:p>0.000</text:p>
          </table:table-cell>
          <table:table-cell table:style-name="ce14" office:value-type="float" office:value="0.02">
            <text:p>0.020</text:p>
          </table:table-cell>
          <table:table-cell table:number-columns-repeated="1017"/>
        </table:table-row>
        <table:table-row table:style-name="ro2">
          <table:table-cell office:value-type="string">
            <text:p>epsilon_r</text:p>
          </table:table-cell>
          <table:table-cell office:value-type="string">
            <text:p>dielectric constant of the dielectric</text:p>
          </table:table-cell>
          <table:table-cell office:value-type="string">
            <text:p>dimensionless</text:p>
          </table:table-cell>
          <table:table-cell table:style-name="ce11" office:value-type="float" office:value="1">
            <text:p>1.000</text:p>
          </table:table-cell>
          <table:table-cell table:style-name="ce14" office:value-type="float" office:value="1">
            <text:p>1.000</text:p>
          </table:table-cell>
          <table:table-cell table:style-name="ce14" office:value-type="float" office:value="10">
            <text:p>10.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>
            <text:p>Derived</text:p>
          </table:table-cell>
          <table:table-cell table:style-name="ce3" table:number-columns-repeated="1022"/>
        </table:table-row>
        <table:table-row table:style-name="ro2">
          <table:table-cell table:style-name="ce4" office:value-type="string">
            <text:p>symbol</text:p>
          </table:table-cell>
          <table:table-cell table:style-name="ce4" office:value-type="string">
            <text:p>definition</text:p>
          </table:table-cell>
          <table:table-cell table:style-name="ce4" office:value-type="string">
            <text:p>units</text:p>
          </table:table-cell>
          <table:table-cell table:style-name="ce7" office:value-type="string">
            <text:p>value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A</text:p>
          </table:table-cell>
          <table:table-cell office:value-type="string">
            <text:p>plate area</text:p>
          </table:table-cell>
          <table:table-cell office:value-type="string">
            <text:p>meters^2</text:p>
          </table:table-cell>
          <table:table-cell table:style-name="ce12" table:formula="of:=[.D13]*[.D13]" office:value-type="float" office:value="0.0004">
            <text:p>0.000400</text:p>
          </table:table-cell>
          <table:table-cell table:number-columns-repeated="1019"/>
        </table:table-row>
        <table:table-row table:style-name="ro2">
          <table:table-cell office:value-type="string">
            <text:p>A_dielectric</text:p>
          </table:table-cell>
          <table:table-cell office:value-type="string">
            <text:p>area of dielectric between plates</text:p>
          </table:table-cell>
          <table:table-cell office:value-type="string">
            <text:p>meters^2</text:p>
          </table:table-cell>
          <table:table-cell table:style-name="ce12" table:formula="of:=([.D13]-[.D15])*[.D13]" office:value-type="float" office:value="0.0004">
            <text:p>0.000400</text:p>
          </table:table-cell>
          <table:table-cell table:number-columns-repeated="1019"/>
        </table:table-row>
        <table:table-row table:style-name="ro2">
          <table:table-cell office:value-type="string">
            <text:p>C</text:p>
          </table:table-cell>
          <table:table-cell office:value-type="string">
            <text:p>capacitance</text:p>
          </table:table-cell>
          <table:table-cell office:value-type="string">
            <text:p>Farads</text:p>
          </table:table-cell>
          <table:table-cell table:formula="of:=(([.D21]*[.D16]/[.D20])+(([.D20]-[.D21])*[.D8]/[.D20]))*([.D7]*[.D20]/[.D14])" office:value-type="float" office:value="0.00000000000070832">
            <text:p>7.083E-013</text:p>
          </table:table-cell>
          <table:table-cell table:number-columns-repeated="1019"/>
        </table:table-row>
        <table:table-row table:style-name="ro2">
          <table:table-cell office:value-type="string">
            <text:p>Q</text:p>
          </table:table-cell>
          <table:table-cell office:value-type="string">
            <text:p>plate charge</text:p>
          </table:table-cell>
          <table:table-cell office:value-type="string">
            <text:p>Coulombs</text:p>
          </table:table-cell>
          <table:table-cell table:formula="of:=[.D22]*[.D12]" office:value-type="float" office:value="0.00000000000070832">
            <text:p>7.083E-013</text:p>
          </table:table-cell>
          <table:table-cell table:number-columns-repeated="1019"/>
        </table:table-row>
        <table:table-row table:style-name="ro2">
          <table:table-cell office:value-type="string">
            <text:p>Q_excess</text:p>
          </table:table-cell>
          <table:table-cell office:value-type="string">
            <text:p>excess charge on plate</text:p>
          </table:table-cell>
          <table:table-cell office:value-type="string">
            <text:p>Coulombs</text:p>
          </table:table-cell>
          <table:table-cell table:formula="of:=([.D16]-[.D8])*[.D7]*([.D21]/[.D14])*[.D12]" office:value-type="float" office:value="-4.17809635200038E-016">
            <text:p>-4.178E-016</text:p>
          </table:table-cell>
          <table:table-cell table:number-columns-repeated="1019"/>
        </table:table-row>
        <table:table-row table:style-name="ro2">
          <table:table-cell office:value-type="string">
            <text:p>sigma</text:p>
          </table:table-cell>
          <table:table-cell office:value-type="string">
            <text:p>surface charge density</text:p>
          </table:table-cell>
          <table:table-cell office:value-type="string">
            <text:p>Coulombs/meter^2</text:p>
          </table:table-cell>
          <table:table-cell table:formula="of:=[.D23]/[.D20]" office:value-type="float" office:value="0.0000000017708">
            <text:p>1.771E-009</text:p>
          </table:table-cell>
          <table:table-cell table:number-columns-repeated="1019"/>
        </table:table-row>
        <table:table-row table:style-name="ro2">
          <table:table-cell office:value-type="string">
            <text:p>E_effective</text:p>
          </table:table-cell>
          <table:table-cell office:value-type="string">
            <text:p>effective field</text:p>
          </table:table-cell>
          <table:table-cell office:value-type="string">
            <text:p>Volts/meter</text:p>
          </table:table-cell>
          <table:table-cell table:formula="of:=[.D25]/([.D16]*[.D7])" office:value-type="float" office:value="200">
            <text:p>2.000E+002</text:p>
          </table:table-cell>
          <table:table-cell table:number-columns-repeated="1019"/>
        </table:table-row>
        <table:table-row table:style-name="ro2">
          <table:table-cell office:value-type="string">
            <text:p>E_plates</text:p>
          </table:table-cell>
          <table:table-cell office:value-type="string">
            <text:p>field due to plates</text:p>
          </table:table-cell>
          <table:table-cell office:value-type="string">
            <text:p>Volts/meter</text:p>
          </table:table-cell>
          <table:table-cell table:formula="of:=[.D25]/[.D7]" office:value-type="float" office:value="200">
            <text:p>2.000E+002</text:p>
          </table:table-cell>
          <table:table-cell table:number-columns-repeated="1019"/>
        </table:table-row>
        <table:table-row table:style-name="ro2">
          <table:table-cell office:value-type="string">
            <text:p>E_dielectric</text:p>
          </table:table-cell>
          <table:table-cell office:value-type="string">
            <text:p>field due to dielectric</text:p>
          </table:table-cell>
          <table:table-cell office:value-type="string">
            <text:p>Volts/meter</text:p>
          </table:table-cell>
          <table:table-cell table:formula="of:=[.D27]-[.D26]" office:value-type="float" office:value="0">
            <text:p>0.000E+000</text:p>
          </table:table-cell>
          <table:table-cell table:number-columns-repeated="1019"/>
        </table:table-row>
        <table:table-row table:style-name="ro2">
          <table:table-cell office:value-type="string">
            <text:p>U</text:p>
          </table:table-cell>
          <table:table-cell office:value-type="string">
            <text:p>stored energy</text:p>
          </table:table-cell>
          <table:table-cell office:value-type="string">
            <text:p>Joules</text:p>
          </table:table-cell>
          <table:table-cell table:formula="of:=0.5*[.D22]*[.D12]*[.D12]" office:value-type="float" office:value="0.00000000000035416">
            <text:p>3.542E-013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6" number:min-integer-digits="1"/>
    </number:number-style>
    <number:number-style style:name="N121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09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7T08:36:08</meta:creation-date>
    <dc:date>2010-05-17T09:46:52</dc:date>
    <meta:editing-duration>PT00H59M47S</meta:editing-duration>
    <meta:editing-cycles>49</meta:editing-cycles>
    <meta:generator>NeoOffice/3.1.1$Unix OpenOffice.org_project/Patch 0</meta:generator>
    <meta:document-statistic meta:table-count="3" meta:cell-count="97" meta:object-count="0"/>
  </office:meta>
</office:document-meta>
</file>